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 anABContact = ta.QueryUtil.findContact("ab:78");</text:p>
      <text:p text:style-name="Standard">var out : String;</text:p>
      <text:p text:style-name="Standard">//var anABConact = ta.QueryUtil.findContact("absample:1")</text:p>
      <text:p text:style-name="Standard">//print((anABConact as ABDoctor).Name);</text:p>
      <text:p text:style-name="Standard"/>
      <text:p text:style-name="Standard">out += " was created "+anABContact.CreateTime+"\r\n";</text:p>
      <text:p text:style-name="Standard"/>
      <text:p text:style-name="Standard">if (anABContact typeis ABPerson) {</text:p>
      <text:p text:style-name="Standard"><text:s text:c="2"/>out += "Primary address state is "+anABContact.PrimaryAddress.State.Abbreviation+"\r\n";</text:p>
      <text:p text:style-name="Standard">}</text:p>
      <text:p text:style-name="Standard">if (anABContact typeis ABAutoRepairShop) {</text:p>
      <text:p text:style-name="Standard"><text:s text:c="2"/>out += "The contact is of the type "+anABContact.Subtype;</text:p>
      <text:p text:style-name="Standard"><text:s text:c="2"/>if (anABContact.IsStrategicPartner_Ext){</text:p>
      <text:p text:style-name="Standard"><text:s text:c="4"/>out += "and is a strategic partner.\r\n"</text:p>
      <text:p text:style-name="Standard"><text:s text:c="2"/>}</text:p>
      <text:p text:style-name="Standard"><text:s text:c="2"/>else {</text:p>
      <text:p text:style-name="Standard"><text:s text:c="4"/>out += " is NOT a strategic partner.\r\n"</text:p>
      <text:p text:style-name="Standard"><text:s text:c="2"/>}</text:p>
      <text:p text:style-name="Standard">}</text:p>
      <text:p text:style-name="Standard">if (anABContact typeis ABDoctor) {</text:p>
      <text:p text:style-name="Standard"><text:s text:c="2"/>out += "Doctor category is "+anABContact.Category</text:p>
      <text:p text:style-name="Standard"><text:s text:c="2"/>out += " and specialty is "+anABContact.Specialty+"\r\n"</text:p>
      <text:p text:style-name="Standard">} else {</text:p>
      <text:p text:style-name="Standard"><text:s text:c="2"/>out += "Contact is not of type Doctor.";</text:p>
      <text:p text:style-name="Standard">}</text:p>
      <text:p text:style-name="Standard"/>
      <text:p text:style-name="Standard"/>
      <text:p text:style-name="Standard">out += "Drirección: "+anABContact.PrimaryAddress;</text:p>
      <text:p text:style-name="Standard">out += "Estado: "+anABContact.StateDenorm;</text:p>
      <text:p text:style-name="Standard">print(out);</text:p>
      <text:p text:style-name="Standard">print(anABContact.Subtype);</text:p>
      <text:p text:style-name="Standard">print(anABContact.EmailAddress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4.2.2$Windows_x86 LibreOffice_project/22b09f6418e8c2d508a9eaf86b2399209b0990f4</meta:generator>
    <dc:date>2018-02-19T14:01:14.474000000</dc:date>
    <meta:document-statistic meta:table-count="0" meta:image-count="0" meta:object-count="0" meta:page-count="1" meta:paragraph-count="28" meta:word-count="111" meta:character-count="945" meta:non-whitespace-character-count="836"/>
    <meta:user-defined meta:name="Info 1"/>
    <meta:user-defined meta:name="Info 2"/>
    <meta:user-defined meta:name="Info 3"/>
    <meta:user-defined meta:name="Info 4"/>
  </office:meta>
</office:document-meta>
</file>